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1d2968" officeooo:paragraph-rsid="001d2968"/>
    </style:style>
    <style:style style:name="P2"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3480aa" officeooo:paragraph-rsid="003480aa"/>
    </style:style>
    <style:style style:name="P3" style:family="paragraph" style:parent-style-name="Standard" style:list-style-name="L1">
      <style:paragraph-properties fo:margin-top="0cm" fo:margin-bottom="0.25cm" loext:contextual-spacing="false" fo:line-height="120%" fo:text-align="justify" style:justify-single-word="false"/>
      <style:text-properties fo:language="en" fo:country="US" officeooo:paragraph-rsid="002cd10e"/>
    </style:style>
    <style:style style:name="P4" style:family="paragraph" style:parent-style-name="Standard" style:list-style-name="L1">
      <style:paragraph-properties fo:margin-top="0cm" fo:margin-bottom="0.25cm" loext:contextual-spacing="false" fo:line-height="120%" fo:text-align="justify" style:justify-single-word="false"/>
      <style:text-properties style:font-name="Liberation Serif" fo:language="en" fo:country="US" officeooo:rsid="002cd10e" officeooo:paragraph-rsid="002da330"/>
    </style:style>
    <style:style style:name="P5" style:family="paragraph" style:parent-style-name="Standard" style:list-style-name="L1">
      <style:paragraph-properties fo:margin-top="0cm" fo:margin-bottom="0.25cm" loext:contextual-spacing="false" fo:line-height="120%" fo:text-align="justify" style:justify-single-word="false"/>
      <style:text-properties style:font-name="Liberation Serif" fo:language="en" fo:country="US" officeooo:rsid="0030fe5d" officeooo:paragraph-rsid="0030fe5d"/>
    </style:style>
    <style:style style:name="P6"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2f1ee6" officeooo:paragraph-rsid="002f1ee6"/>
    </style:style>
    <style:style style:name="P7" style:family="paragraph" style:parent-style-name="Heading">
      <style:paragraph-properties fo:text-align="center" style:justify-single-word="false"/>
      <style:text-properties style:font-name="Liberation Serif" fo:font-size="16pt" fo:language="en" fo:country="US" officeooo:rsid="0036efea" officeooo:paragraph-rsid="0035bbe6" style:font-size-asian="16pt" style:font-size-complex="16pt"/>
    </style:style>
    <style:style style:name="P8" style:family="paragraph" style:parent-style-name="Text_20_body">
      <style:paragraph-properties fo:text-align="justify" style:justify-single-word="false">
        <style:tab-stops>
          <style:tab-stop style:position="0.377cm"/>
          <style:tab-stop style:position="0.699cm"/>
        </style:tab-stops>
      </style:paragraph-properties>
      <style:text-properties style:font-name="Liberation Serif" fo:language="en" fo:country="US" officeooo:rsid="002da330" officeooo:paragraph-rsid="002da330"/>
    </style:style>
    <style:style style:name="P9" style:family="paragraph" style:parent-style-name="Text_20_body">
      <style:paragraph-properties fo:text-align="justify" style:justify-single-word="false">
        <style:tab-stops>
          <style:tab-stop style:position="0.377cm"/>
        </style:tab-stops>
      </style:paragraph-properties>
      <style:text-properties fo:language="en" fo:country="US" officeooo:rsid="0030fe5d" officeooo:paragraph-rsid="0030fe5d"/>
    </style:style>
    <style:style style:name="P10" style:family="paragraph" style:parent-style-name="Text_20_body">
      <style:paragraph-properties fo:margin-top="0cm" fo:margin-bottom="0.25cm" loext:contextual-spacing="false" fo:text-align="justify" style:justify-single-word="false"/>
      <style:text-properties style:font-name="Liberation Serif" fo:language="en" fo:country="US" officeooo:paragraph-rsid="00358bbd"/>
    </style:style>
    <style:style style:name="P11" style:family="paragraph" style:parent-style-name="Heading_20_2">
      <style:paragraph-properties fo:text-align="justify" style:justify-single-word="false">
        <style:tab-stops>
          <style:tab-stop style:position="0.377cm"/>
          <style:tab-stop style:position="0.699cm"/>
        </style:tab-stops>
      </style:paragraph-properties>
      <style:text-properties style:font-name="Liberation Serif" fo:language="en" fo:country="US"/>
    </style:style>
    <style:style style:name="P12"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style:font-name-asian="Droid Sans Fallback" style:font-size-asian="16.1000003814697pt" style:font-weight-asian="bold" style:font-name-complex="FreeSans" style:font-size-complex="16.1000003814697pt" style:font-weight-complex="bold"/>
    </style:style>
    <style:style style:name="P13"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paragraph-rsid="0021c45d" style:font-name-asian="Droid Sans Fallback" style:font-size-asian="16.1000003814697pt" style:font-weight-asian="bold" style:font-name-complex="FreeSans" style:font-size-complex="16.1000003814697pt" style:font-weight-complex="bold"/>
    </style:style>
    <style:style style:name="P14"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rsid="001beffa" style:font-name-asian="Droid Sans Fallback" style:font-size-asian="16.1000003814697pt" style:font-weight-asian="bold" style:font-name-complex="FreeSans" style:font-size-complex="16.1000003814697pt" style:font-weight-complex="bold"/>
    </style:style>
    <style:style style:name="P15" style:family="paragraph" style:parent-style-name="Heading_20_1">
      <style:paragraph-properties fo:text-align="justify" style:justify-single-word="false"/>
      <style:text-properties style:font-name="Liberation Serif" fo:language="en" fo:country="US" officeooo:rsid="001d2968" officeooo:paragraph-rsid="001d2968"/>
    </style:style>
    <style:style style:name="P16" style:family="paragraph" style:parent-style-name="Heading_20_1">
      <style:text-properties style:font-name="Liberation Serif" fo:language="en" fo:country="US" officeooo:rsid="0028c13c" officeooo:paragraph-rsid="00132a4e"/>
    </style:style>
    <style:style style:name="T1" style:family="text">
      <style:text-properties style:font-name="Liberation Serif" officeooo:rsid="00208ef0"/>
    </style:style>
    <style:style style:name="T2" style:family="text">
      <style:text-properties style:font-name="Liberation Serif" officeooo:rsid="002cd10e"/>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normal" officeooo:rsid="0036efea" style:font-style-asian="normal" style:font-style-complex="normal"/>
    </style:style>
    <style:style style:name="T5" style:family="text">
      <style:text-properties fo:font-style="normal" officeooo:rsid="0038331d" style:font-style-asian="normal" style:font-style-complex="normal"/>
    </style:style>
    <style:style style:name="T6" style:family="text">
      <style:text-properties fo:font-style="normal" officeooo:rsid="00132a4e" style:font-style-asian="normal" style:font-style-complex="normal"/>
    </style:style>
    <style:style style:name="T7" style:family="text">
      <style:text-properties fo:font-style="normal" officeooo:rsid="0015c905" style:font-style-asian="normal" style:font-style-complex="normal"/>
    </style:style>
    <style:style style:name="T8" style:family="text">
      <style:text-properties fo:font-style="normal" officeooo:rsid="0014c3c8" style:font-style-asian="normal" style:font-style-complex="normal"/>
    </style:style>
    <style:style style:name="T9" style:family="text">
      <style:text-properties officeooo:rsid="002da3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Beethoven: An Event-Driven Lightweight Platform for Microservice Orchestration</text:span></text:p>
      <text:h text:style-name="P15" text:outline-level="1">Main idea</text:h>
      <text:h text:style-name="P11" text:outline-level="2" text:restart-numbering="true" text:start-value="-1">State of problem</text:h>
      <text:p text:style-name="P8">A central tenet of DevOps is fast feedback which pose a problem when it comes to providing formative feedback on exercises handed in by students.</text:p>
      <text:h text:style-name="P13" text:outline-level="2">Why it's an interesting problem</text:h>
      <text:p text:style-name="P9">Most of AA systems handle just a single program or a program fragment. These systems combine several techniques to provide strong feedback to students but only consider a code fragment or single source file, not distributed systems.</text:p>
      <text:h text:style-name="P12" text:outline-level="2">What solution that is proposed achieves</text:h>
      <text:p text:style-name="P1">The <text:span text:style-name="T3">key contributions</text:span> of this paper are as follows:</text:p>
      <text:list xml:id="list8259008993516724543" text:style-name="L1">
        <text:list-item>
          <text:p text:style-name="P3"><text:span text:style-name="T2">present an architectural analysis for automated assessment (AA) of student submissions of microservice architectures with formative feedback.</text:span><text:span text:style-name="T1"> </text:span></text:p>
        </text:list-item>
        <text:list-item>
          <text:p text:style-name="P4">outline the additional challenges compared to traditional AA of single programs, analyze the design space, and argue for the choices.</text:p>
        </text:list-item>
        <text:list-item>
          <text:p text:style-name="P4">present their implementation <text:span text:style-name="T9">of automated assessment system :</text:span> Crunch, and demonstrate how it fits in their teaching context <text:span text:style-name="T9">on on DevOps and microservice architectures</text:span>, and present student and instructor experiences.</text:p>
        </text:list-item>
        <text:list-item>
          <text:p text:style-name="P5">push the boundary of automated testing AA systems from single programs to distributed, robust, microservice architectures deployed in production.</text:p>
        </text:list-item>
      </text:list>
      <text:p text:style-name="P2">This article analyzed the challenges facing microservice system validation and discussed our design choices : external test case deployment using container technology, validation through user interface input/output, service configuration through chained property files, and finally fine-grained inspection through a special logging mechanism.</text:p>
      <text:h text:style-name="P14" text:outline-level="2">What follows from the solutions</text:h>
      <text:p text:style-name="P6">This article is the first research to report on the topic of extending test-based AA to student developed distributed system, to production deployments, and to assessing non-functional (architectural quality attribute) requirements of these. While there is little research to relate to in the area of AA of distributed systems, the model and architecture of this AA tool have been inspired by build pipelines from continuous delivery and uses technology and practices from DevOps.</text:p>
      <text:h text:style-name="P16" text:outline-level="1"><text:soft-page-break/>References</text:h>
      <text:p text:style-name="P10"><text:span text:style-name="T4">[1] </text:span><text:span text:style-name="T8">D. Monteiro, R. Gadelha, M. Maia, S. Rocha, C. Mendonça, </text:span><text:span text:style-name="T5">"</text:span><text:span text:style-name="T8">Beethoven: An Event-Driven Lightweight Platform for Microservice Orchestration</text:span><text:span text:style-name="T5">",</text:span><text:span text:style-name="T8"> </text:span><text:span text:style-name="T6">12th ECSA</text:span><text:span text:style-name="T8">, pages 191-199, September,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WEI WANG</meta:initial-creator>
    <meta:creation-date>2019-02-08T14:23:25.109997131</meta:creation-date>
    <dc:date>2019-02-11T16:16:44.305143279</dc:date>
    <dc:creator>YUWEI WANG</dc:creator>
    <meta:editing-duration>PT1H53M56S</meta:editing-duration>
    <meta:editing-cycles>31</meta:editing-cycles>
    <meta:generator>LibreOffice/4.3.3.2$Linux_X86_64 LibreOffice_project/430m0$Build-2</meta:generator>
    <meta:document-statistic meta:table-count="0" meta:image-count="0" meta:object-count="0" meta:page-count="2" meta:paragraph-count="17" meta:word-count="337" meta:character-count="2315" meta:non-whitespace-character-count="1992"/>
  </office:meta>
</office:document-meta>
</file>